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2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1.94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355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1.42cm"/>
    </style:style>
    <style:style style:name="co19" style:family="table-column">
      <style:table-column-properties fo:break-before="auto" style:column-width="7.198cm"/>
    </style:style>
    <style:style style:name="co20" style:family="table-column">
      <style:table-column-properties fo:break-before="auto" style:column-width="2.965cm"/>
    </style:style>
    <style:style style:name="co21" style:family="table-column">
      <style:table-column-properties fo:break-before="auto" style:column-width="0.882cm"/>
    </style:style>
    <style:style style:name="co22" style:family="table-column">
      <style:table-column-properties fo:break-before="auto" style:column-width="1.191cm"/>
    </style:style>
    <style:style style:name="co23" style:family="table-column">
      <style:table-column-properties fo:break-before="auto" style:column-width="1.632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ackground-color="transparent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34" style:family="table-cell" style:parent-style-name="Default" style:data-style-name="N119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119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0" style:family="table-cell" style:parent-style-name="Default">
      <style:table-cell-properties fo:border-bottom="0.035cm solid #000000" fo:background-color="transparent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2" style:family="table-cell" style:parent-style-name="Default">
      <style:table-cell-properties fo:background-color="transparent"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44" style:family="table-cell" style:parent-style-name="Default" style:data-style-name="N119">
      <style:table-cell-properties fo:border-bottom="0.035cm solid #000000" fo:background-color="transparent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119">
      <style:table-cell-properties fo:background-color="transparent"/>
      <style:text-properties style:font-name="Ubuntu" fo:font-size="8pt" style:font-size-asian="8pt" style:font-size-complex="8pt"/>
    </style:style>
    <style:style style:name="ce46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47" style:family="table-cell" style:parent-style-name="Default" style:data-style-name="N119">
      <style:table-cell-properties fo:border-bottom="0.035cm solid #000000" fo:background-color="transparent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19">
      <style:table-cell-properties fo:background-color="transparent"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50" style:family="table-cell" style:parent-style-name="Default">
      <style:table-cell-properties fo:background-color="transparent"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 style:data-style-name="N119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5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style:font-name="Ubuntu" fo:font-size="8pt" style:font-size-asian="8pt" style:font-size-complex="8pt"/>
    </style:style>
    <style:style style:name="ce58" style:family="table-cell" style:parent-style-name="Default" style:data-style-name="N104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4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0" style:family="table-cell" style:parent-style-name="Default" style:data-style-name="N104">
      <style:text-properties style:font-name="Ubuntu" fo:font-size="8pt" style:font-size-asian="8pt" style:font-size-complex="8pt"/>
    </style:style>
    <style:style style:name="ce6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2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A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A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A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1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1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C1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GRN</text:p>
          </table:table-cell>
          <table:table-cell table:style-name="ce9" office:value-type="string">
            <text:p>led_5mm_green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YEL</text:p>
          </table:table-cell>
          <table:table-cell table:style-name="ce9" office:value-type="string">
            <text:p>led_5mm_yellow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3V3_Z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1N4007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CONN_3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DCF77</text:p>
          </table:table-cell>
          <table:table-cell table:style-name="ce9" office:value-type="string">
            <text:p>pin_strip_6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P2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P3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P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P5</text:p>
          </table:table-cell>
          <table:table-cell table:style-name="ce7" office:value-type="string">
            <text:p>ANODES</text:p>
          </table:table-cell>
          <table:table-cell table:style-name="ce9" office:value-type="string">
            <text:p>pin_strip_16x2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P6</text:p>
          </table:table-cell>
          <table:table-cell table:style-name="ce7" office:value-type="string">
            <text:p>KATHODES</text:p>
          </table:table-cell>
          <table:table-cell table:style-name="ce9" office:value-type="string">
            <text:p>pin_strip_16x2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P20</text:p>
          </table:table-cell>
          <table:table-cell table:style-name="ce7" office:value-type="string">
            <text:p>DC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R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R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R4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R5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R6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R7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R8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R9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R10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R11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R12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R13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R14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R15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R16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R27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R2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R29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HOUR+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IN+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U2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U5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1307</text:p>
          </table:table-cell>
          <table:table-cell table:style-name="ce9" office:value-type="string">
            <text:p>dil_0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U7</text:p>
          </table:table-cell>
          <table:table-cell table:style-name="ce7" office:value-type="string">
            <text:p>UDN2981A</text:p>
          </table:table-cell>
          <table:table-cell table:style-name="ce9" office:value-type="string">
            <text:p>dil_1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U8</text:p>
          </table:table-cell>
          <table:table-cell table:style-name="ce7" office:value-type="string">
            <text:p>UDN2981A</text:p>
          </table:table-cell>
          <table:table-cell table:style-name="ce9" office:value-type="string">
            <text:p>dil_1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U9</text:p>
          </table:table-cell>
          <table:table-cell table:style-name="ce7" office:value-type="string">
            <text:p>78L05</text:p>
          </table:table-cell>
          <table:table-cell table:style-name="ce9" office:value-type="string">
            <text:p>Volt_Reg_78xx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U10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_2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X2</text:p>
          </table:table-cell>
          <table:table-cell table:style-name="ce7" office:value-type="string">
            <text:p>CRYSTAL</text:p>
          </table:table-cell>
          <table:table-cell table:style-name="ce9" office:value-type="string">
            <text:p>XTAL_3</text:p>
          </table:table-cell>
          <table:table-cell table:number-columns-repeated="1018"/>
        </table:table-row>
        <table:table-row table:style-name="ro2" table:number-rows-repeated="104845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P24,P25,P26,P27,P28,P29,P30,P31,P32,P33,P34,P35,P36,P37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4">
            <text:p>14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C12,C11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C8,C2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il_0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130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U2,U1,U4,U5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74HC59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U8,U7</text:p>
          </table:table-cell>
          <table:table-cell table:style-name="ce17" office:value-type="string">
            <text:p>dil_18-300_socket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UDN2981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R11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P52,P51,P50,P49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P8,P9,P10,P11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A0,A1,A2,D13,P4</text:p>
          </table:table-cell>
          <table:table-cell table:style-name="ce17" office:value-type="string">
            <text:p>Pad01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D4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3V3_Z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HOUR+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IN+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XTAL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RYSTA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U10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R12,R13,R14,R15,R16,R17,R18,R19,R20,R21,R22,R23,R24,R25,R26,R27</text:p>
          </table:table-cell>
          <table:table-cell table:style-name="ce17" office:value-type="string">
            <text:p>RC03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D3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D1</text:p>
          </table:table-cell>
          <table:table-cell table:style-name="ce17" office:value-type="string">
            <text:p>led_5mm_green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GR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D2</text:p>
          </table:table-cell>
          <table:table-cell table:style-name="ce17" office:value-type="string">
            <text:p>led_5mm_yellow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Y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R1,R2,R3,R4,R5,R28,R32,R33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R6,R7,R30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R8,R9,R31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R10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R29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3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C10,C9,C7,C3,C1,C4,C5,C6,C13,C14,C15</text:p>
          </table:table-cell>
          <table:table-cell table:style-name="ce17" office:value-type="string">
            <text:p>C2</text:p>
          </table:table-cell>
          <table:table-cell table:style-name="ce19" office:value-type="float" office:value="11">
            <text:p>11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G***,G***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G1,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6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F7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U9</text:p>
          </table:table-cell>
          <table:table-cell table:style-name="ce17" office:value-type="string">
            <text:p>Volt_Reg_78xx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L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D5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N400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P5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NODES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P6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KATHODES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P20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_IN</text:p>
          </table:table-cell>
          <table:table-cell table:style-name="ce23"/>
          <table:table-cell table:number-columns-repeated="1018"/>
        </table:table-row>
        <table:table-row table:style-name="ro3">
          <table:table-cell table:number-columns-repeated="3"/>
          <table:table-cell table:formula="of:=SUM([.D4:.D54])" office:value-type="float" office:value="118">
            <text:p>118</text:p>
          </table:table-cell>
          <table:table-cell table:number-columns-repeated="1020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Assy" table:style-name="ta1" table:print-ranges="BoM_Assy.A1:BoM_Assy.N136">
        <office:forms form:automatic-focus="false" form:apply-design-mode="false"/>
        <table:table-column table:style-name="co10" table:default-cell-style-name="ce26"/>
        <table:table-column table:style-name="co11" table:default-cell-style-name="ce31"/>
        <table:table-column table:style-name="co12" table:visibility="collapse" table:default-cell-style-name="ce35"/>
        <table:table-column table:style-name="co13" table:visibility="collapse" table:default-cell-style-name="ce35"/>
        <table:table-column table:style-name="co14" table:visibility="collapse" table:default-cell-style-name="ce26"/>
        <table:table-column table:style-name="co15" table:visibility="collapse" table:default-cell-style-name="ce26"/>
        <table:table-column table:style-name="co16" table:default-cell-style-name="ce41"/>
        <table:table-column table:style-name="co17" table:default-cell-style-name="ce45"/>
        <table:table-column table:style-name="co18" table:default-cell-style-name="ce45"/>
        <table:table-column table:style-name="co19" table:default-cell-style-name="ce41"/>
        <table:table-column table:style-name="co20" table:visibility="collapse" table:default-cell-style-name="ce41"/>
        <table:table-column table:style-name="co21" table:default-cell-style-name="ce53"/>
        <table:table-column table:style-name="co22" table:default-cell-style-name="ce57"/>
        <table:table-column table:style-name="co23" table:default-cell-style-name="ce53"/>
        <table:table-column table:style-name="co5" table:number-columns-repeated="1008" table:default-cell-style-name="ce41"/>
        <table:table-column table:style-name="co5" table:number-columns-repeated="2" table:default-cell-style-name="ce62"/>
        <table:table-header-rows>
          <table:table-row table:style-name="ro4">
            <table:table-cell table:style-name="ce25" office:value-type="string">
              <text:p>BoM, for kit building assembly</text:p>
            </table:table-cell>
            <table:table-cell table:style-name="ce30"/>
            <table:table-cell table:style-name="ce34" table:number-columns-repeated="2"/>
            <table:table-cell table:style-name="ce38" table:number-columns-repeated="2"/>
            <table:table-cell table:style-name="ce40"/>
            <table:table-cell table:style-name="ce44"/>
            <table:table-cell table:style-name="ce47"/>
            <table:table-cell table:style-name="ce50" table:number-columns-repeated="2"/>
            <table:table-cell table:style-name="ce52"/>
            <table:table-cell table:style-name="ce56"/>
            <table:table-cell table:style-name="ce52"/>
            <table:table-cell table:style-name="ce50" table:number-columns-repeated="1008"/>
            <table:table-cell table:number-columns-repeated="2"/>
          </table:table-row>
          <table:table-row table:style-name="ro4">
            <table:table-cell table:number-columns-repeated="1024"/>
          </table:table-row>
          <table:table-row table:style-name="ro5">
            <table:table-cell table:style-name="ce27" office:value-type="string">
              <text:p>ref</text:p>
            </table:table-cell>
            <table:table-cell table:style-name="ce32" office:value-type="string">
              <text:p>value</text:p>
            </table:table-cell>
            <table:table-cell table:style-name="ce36" office:value-type="string">
              <text:p>Position X</text:p>
            </table:table-cell>
            <table:table-cell table:style-name="ce36" office:value-type="string">
              <text:p>Position Y</text:p>
            </table:table-cell>
            <table:table-cell table:style-name="ce27" office:value-type="string">
              <text:p>Orientation</text:p>
            </table:table-cell>
            <table:table-cell table:style-name="ce27" office:value-type="string">
              <text:p>Layer</text:p>
            </table:table-cell>
            <table:table-cell table:style-name="ce42" office:value-type="string">
              <text:p>Vendor</text:p>
            </table:table-cell>
            <table:table-cell table:style-name="ce42" office:value-type="string">
              <text:p>Vendor P/N</text:p>
            </table:table-cell>
            <table:table-cell table:style-name="ce48" office:value-type="string">
              <text:p>NOTE1</text:p>
            </table:table-cell>
            <table:table-cell table:style-name="ce48" office:value-type="string">
              <text:p>NOTE 2</text:p>
            </table:table-cell>
            <table:table-cell table:style-name="ce48" office:value-type="string">
              <text:p>MODULE</text:p>
            </table:table-cell>
            <table:table-cell table:style-name="ce54" office:value-type="string">
              <text:p>QTY</text:p>
            </table:table-cell>
            <table:table-cell table:style-name="ce58" office:value-type="string">
              <text:p>RATE</text:p>
            </table:table-cell>
            <table:table-cell table:style-name="ce54" office:value-type="string">
              <text:p>AMOUNT</text:p>
            </table:table-cell>
            <table:table-cell table:number-columns-repeated="1010"/>
          </table:table-row>
        </table:table-header-rows>
        <table:table-row table:style-name="ro5">
          <table:table-cell table:style-name="ce28" office:value-type="string">
            <text:p>BT1</text:p>
          </table:table-cell>
          <table:table-cell table:style-name="ce33" office:value-type="string">
            <text:p>BATT_RTC</text:p>
          </table:table-cell>
          <table:table-cell table:style-name="ce37" office:value-type="float" office:value="2.6875">
            <text:p>2.6875</text:p>
          </table:table-cell>
          <table:table-cell table:style-name="ce37" office:value-type="float" office:value="3">
            <text:p>3.00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43" office:value-type="string">
            <text:p>3003K-ND</text:p>
          </table:table-cell>
          <table:table-cell table:style-name="ce43"/>
          <table:table-cell table:style-name="ce43" office:value-type="string">
            <text:p>Battery Socket</text:p>
          </table:table-cell>
          <table:table-cell table:style-name="ce43" office:value-type="string">
            <text:p>CR203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59">
            <text:p>$0.59</text:p>
          </table:table-cell>
          <table:table-cell table:style-name="ce61"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--</text:p>
          </table:table-cell>
          <table:table-cell table:style-name="ce33" office:value-type="string">
            <text:p>3V CR2032 Battery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CR2032/P189-ND/31939">DigiKey</text:a></text:p>
          </table:table-cell>
          <table:table-cell table:style-name="ce43" office:value-type="string">
            <text:p>P189-ND</text:p>
          </table:table-cell>
          <table:table-cell table:style-name="ce43"/>
          <table:table-cell table:style-name="ce43" office:value-type="string">
            <text:p>LR2032 Coin Battery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8">
            <text:p>$0.28</text:p>
          </table:table-cell>
          <table:table-cell table:style-name="ce61"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</text:p>
          </table:table-cell>
          <table:table-cell table:style-name="ce33" office:value-type="string">
            <text:p>100n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335">
            <text:p>2.33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6]*[.M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2</text:p>
          </table:table-cell>
          <table:table-cell table:style-name="ce33" office:value-type="string">
            <text:p>100u</text:p>
          </table:table-cell>
          <table:table-cell table:style-name="ce37" office:value-type="float" office:value="1.8725">
            <text:p>1.8725</text:p>
          </table:table-cell>
          <table:table-cell table:style-name="ce37" office:value-type="float" office:value="2.4125">
            <text:p>2.412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ECE-A1CKA101/P833-ND/44757">DigiKey</text:a></text:p>
          </table:table-cell>
          <table:table-cell table:style-name="ce43" office:value-type="string">
            <text:p>P833-ND</text:p>
          </table:table-cell>
          <table:table-cell table:style-name="ce49"/>
          <table:table-cell table:style-name="ce49" office:value-type="string">
            <text:p>Capacitor Voltage Rating &gt;= 16V</text:p>
          </table:table-cell>
          <table:table-cell table:style-name="ce43" office:value-type="string">
            <text:p>CP_5x11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7]*[.M7]" office:value-type="currency" office:currency="USD" office:value="0.25">
            <text:p>$0.2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3</text:p>
          </table:table-cell>
          <table:table-cell table:style-name="ce33" office:value-type="string">
            <text:p>100n</text:p>
          </table:table-cell>
          <table:table-cell table:style-name="ce37" office:value-type="float" office:value="4.075">
            <text:p>4.0750</text:p>
          </table:table-cell>
          <table:table-cell table:style-name="ce37" office:value-type="float" office:value="2.3375">
            <text:p>2.33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8]*[.M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4</text:p>
          </table:table-cell>
          <table:table-cell table:style-name="ce33" office:value-type="string">
            <text:p>100n</text:p>
          </table:table-cell>
          <table:table-cell table:style-name="ce37" office:value-type="float" office:value="3.78">
            <text:p>3.78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9]*[.M9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5</text:p>
          </table:table-cell>
          <table:table-cell table:style-name="ce33" office:value-type="string">
            <text:p>100n</text:p>
          </table:table-cell>
          <table:table-cell table:style-name="ce37" office:value-type="float" office:value="4.7875">
            <text:p>4.7875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0]*[.M10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6</text:p>
          </table:table-cell>
          <table:table-cell table:style-name="ce33" office:value-type="string">
            <text:p>100n</text:p>
          </table:table-cell>
          <table:table-cell table:style-name="ce37" office:value-type="float" office:value="5.75">
            <text:p>5.75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1]*[.M11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7</text:p>
          </table:table-cell>
          <table:table-cell table:style-name="ce33" office:value-type="string">
            <text:p>100n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45">
            <text:p>2.45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2]*[.M12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8</text:p>
          </table:table-cell>
          <table:table-cell table:style-name="ce33" office:value-type="string">
            <text:p>100u</text:p>
          </table:table-cell>
          <table:table-cell table:style-name="ce37" office:value-type="float" office:value="2.1075">
            <text:p>2.1075</text:p>
          </table:table-cell>
          <table:table-cell table:style-name="ce37" office:value-type="float" office:value="2.4125">
            <text:p>2.4125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ECE-A1CKA101/P833-ND/44757">DigiKey</text:a></text:p>
          </table:table-cell>
          <table:table-cell table:style-name="ce43" office:value-type="string">
            <text:p>P833-ND</text:p>
          </table:table-cell>
          <table:table-cell table:style-name="ce49"/>
          <table:table-cell table:style-name="ce49" office:value-type="string">
            <text:p>Capacitor Voltage Rating &gt;= 16V</text:p>
          </table:table-cell>
          <table:table-cell table:style-name="ce43" office:value-type="string">
            <text:p>CP_5x11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13]*[.M13]" office:value-type="currency" office:currency="USD" office:value="0.25">
            <text:p>$0.2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9</text:p>
          </table:table-cell>
          <table:table-cell table:style-name="ce33" office:value-type="string">
            <text:p>100n</text:p>
          </table:table-cell>
          <table:table-cell table:style-name="ce37" office:value-type="float" office:value="1.47">
            <text:p>1.4700</text:p>
          </table:table-cell>
          <table:table-cell table:style-name="ce37" office:value-type="float" office:value="3.3075">
            <text:p>3.30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4]*[.M1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0</text:p>
          </table:table-cell>
          <table:table-cell table:style-name="ce33" office:value-type="string">
            <text:p>100n</text:p>
          </table:table-cell>
          <table:table-cell table:style-name="ce37" office:value-type="float" office:value="2.4425">
            <text:p>2.4425</text:p>
          </table:table-cell>
          <table:table-cell table:style-name="ce37" office:value-type="float" office:value="1.955">
            <text:p>1.95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5]*[.M15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3</text:p>
          </table:table-cell>
          <table:table-cell table:style-name="ce33" office:value-type="string">
            <text:p>100n</text:p>
          </table:table-cell>
          <table:table-cell table:style-name="ce37" office:value-type="float" office:value="6.68">
            <text:p>6.68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6]*[.M1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4</text:p>
          </table:table-cell>
          <table:table-cell table:style-name="ce33" office:value-type="string">
            <text:p>100n</text:p>
          </table:table-cell>
          <table:table-cell table:style-name="ce37" office:value-type="float" office:value="3.85">
            <text:p>3.8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7]*[.M17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5</text:p>
          </table:table-cell>
          <table:table-cell table:style-name="ce33" office:value-type="string">
            <text:p>100n</text:p>
          </table:table-cell>
          <table:table-cell table:style-name="ce37" office:value-type="float" office:value="4.87">
            <text:p>4.87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8]*[.M1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1</text:p>
          </table:table-cell>
          <table:table-cell table:style-name="ce33" office:value-type="string">
            <text:p>GRN</text:p>
          </table:table-cell>
          <table:table-cell table:style-name="ce37" office:value-type="float" office:value="3.635">
            <text:p>3.6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green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19]*[.M19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2</text:p>
          </table:table-cell>
          <table:table-cell table:style-name="ce33" office:value-type="string">
            <text:p>YEL</text:p>
          </table:table-cell>
          <table:table-cell table:style-name="ce37" office:value-type="float" office:value="3.935">
            <text:p>3.9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yellow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20]*[.M20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3</text:p>
          </table:table-cell>
          <table:table-cell table:style-name="ce33" office:value-type="string">
            <text:p>PWR</text:p>
          </table:table-cell>
          <table:table-cell table:style-name="ce37" office:value-type="float" office:value="3.335">
            <text:p>3.3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blue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21]*[.M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4</text:p>
          </table:table-cell>
          <table:table-cell table:style-name="ce33" office:value-type="string">
            <text:p>3V3_Z</text:p>
          </table:table-cell>
          <table:table-cell table:style-name="ce37" office:value-type="float" office:value="5.32">
            <text:p>5.3200</text:p>
          </table:table-cell>
          <table:table-cell table:style-name="ce37" office:value-type="float" office:value="2.3375">
            <text:p>2.3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1N5226BTR/1N5226BFSCT-ND/1992218">DigiKey</text:a></text:p>
          </table:table-cell>
          <table:table-cell table:style-name="ce43" office:value-type="string">
            <text:p>1N5226BFSCT-ND</text:p>
          </table:table-cell>
          <table:table-cell table:style-name="ce43"/>
          <table:table-cell table:style-name="ce43" office:value-type="string">
            <text:p>Zener Diode, 3.3V, for DCF77</text:p>
          </table:table-cell>
          <table:table-cell table:style-name="ce43" office:value-type="string">
            <text:p>diode_do35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12">
            <text:p>$0.12</text:p>
          </table:table-cell>
          <table:table-cell table:style-name="ce61" table:formula="of:=[.L22]*[.M22]" office:value-type="currency" office:currency="USD" office:value="0.12">
            <text:p>$0.1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5</text:p>
          </table:table-cell>
          <table:table-cell table:style-name="ce33" office:value-type="string">
            <text:p>1N4007</text:p>
          </table:table-cell>
          <table:table-cell table:style-name="ce37" office:value-type="float" office:value="3.385">
            <text:p>3.3850</text:p>
          </table:table-cell>
          <table:table-cell table:style-name="ce37" office:value-type="float" office:value="2.905">
            <text:p>2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1N4007-T/1N4007DICT-ND/76454">DigiKey</text:a></text:p>
          </table:table-cell>
          <table:table-cell table:style-name="ce43" office:value-type="string">
            <text:p>1N4007DICT-ND</text:p>
          </table:table-cell>
          <table:table-cell table:style-name="ce43"/>
          <table:table-cell table:style-name="ce43" office:value-type="string">
            <text:p>Diode, for reverse polarity protection</text:p>
          </table:table-cell>
          <table:table-cell table:style-name="ce43" office:value-type="string">
            <text:p>diode_do35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">
            <text:p>$0.30</text:p>
          </table:table-cell>
          <table:table-cell table:style-name="ce61" table:formula="of:=[.L23]*[.M23]" office:value-type="currency" office:currency="USD" office:value="0.3">
            <text:p>$0.3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K1</text:p>
          </table:table-cell>
          <table:table-cell table:style-name="ce33" office:value-type="string">
            <text:p>PWR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6">
            <text:p>2.60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3 pin, for PWR_SEL</text:p>
          </table:table-cell>
          <table:table-cell table:style-name="ce43" office:value-type="string">
            <text:p>SEL</text:p>
          </table:table-cell>
          <table:table-cell table:style-name="ce55" office:value-type="float" office:value="1">
            <text:p>1</text:p>
          </table:table-cell>
          <table:table-cell table:style-name="ce59" table:formula="of:=(3.11/50)*3" office:value-type="currency" office:currency="USD" office:value="0.1866">
            <text:p>$0.19</text:p>
          </table:table-cell>
          <table:table-cell table:style-name="ce61" table:formula="of:=[.L24]*[.M24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/>
          <table:table-cell table:style-name="ce43" office:value-type="string">
            <text:p>Jumper socket for PWR_SEL K1</text:p>
          </table:table-cell>
          <table:table-cell table:style-name="ce43" office:value-type="string">
            <text:p>--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25]*[.M25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K2</text:p>
          </table:table-cell>
          <table:table-cell table:style-name="ce33" office:value-type="string">
            <text:p>CONN_3</text:p>
          </table:table-cell>
          <table:table-cell table:style-name="ce37" office:value-type="float" office:value="2.825">
            <text:p>2.8250</text:p>
          </table:table-cell>
          <table:table-cell table:style-name="ce37" office:value-type="float" office:value="1.195">
            <text:p>1.19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3 pin, for LED_ENABLE</text:p>
          </table:table-cell>
          <table:table-cell table:style-name="ce43" office:value-type="string">
            <text:p>pin_strip_3</text:p>
          </table:table-cell>
          <table:table-cell table:style-name="ce55" office:value-type="float" office:value="1">
            <text:p>1</text:p>
          </table:table-cell>
          <table:table-cell table:style-name="ce59" table:formula="of:=(3.11/50)*3" office:value-type="currency" office:currency="USD" office:value="0.1866">
            <text:p>$0.19</text:p>
          </table:table-cell>
          <table:table-cell table:style-name="ce61" table:formula="of:=[.L26]*[.M26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/>
          <table:table-cell table:style-name="ce43" office:value-type="string">
            <text:p>Jumper socket for LED_ENABLE K2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27]*[.M27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1</text:p>
          </table:table-cell>
          <table:table-cell table:style-name="ce33" office:value-type="string">
            <text:p>DCF77</text:p>
          </table:table-cell>
          <table:table-cell table:style-name="ce37" office:value-type="float" office:value="5.22">
            <text:p>5.2200</text:p>
          </table:table-cell>
          <table:table-cell table:style-name="ce37" office:value-type="float" office:value="2.5825">
            <text:p>2.58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6 pin, for DCF77</text:p>
          </table:table-cell>
          <table:table-cell table:style-name="ce43" office:value-type="string">
            <text:p>pin_strip_6</text:p>
          </table:table-cell>
          <table:table-cell table:style-name="ce55" office:value-type="float" office:value="1">
            <text:p>1</text:p>
          </table:table-cell>
          <table:table-cell table:style-name="ce59" table:formula="of:=(3.11/50)*6" office:value-type="currency" office:currency="USD" office:value="0.3732">
            <text:p>$0.37</text:p>
          </table:table-cell>
          <table:table-cell table:style-name="ce61" table:formula="of:=[.L28]*[.M28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5</text:p>
          </table:table-cell>
          <table:table-cell table:style-name="ce33" office:value-type="string">
            <text:p>ANODES</text:p>
          </table:table-cell>
          <table:table-cell table:style-name="ce37" office:value-type="float" office:value="3.8">
            <text:p>3.8000</text:p>
          </table:table-cell>
          <table:table-cell table:style-name="ce37" office:value-type="float" office:value="1.14">
            <text:p>1.14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/>
          <table:table-cell table:style-name="ce43" office:value-type="string">
            <text:p>Header, 16x2 pin</text:p>
          </table:table-cell>
          <table:table-cell table:style-name="ce43" office:value-type="string">
            <text:p>pin_strip_16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32" office:value-type="currency" office:currency="USD" office:value="2.84888888888889">
            <text:p>$2.85</text:p>
          </table:table-cell>
          <table:table-cell table:style-name="ce61" table:formula="of:=[.L29]*[.M29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6</text:p>
          </table:table-cell>
          <table:table-cell table:style-name="ce33" office:value-type="string">
            <text:p>KATHODES</text:p>
          </table:table-cell>
          <table:table-cell table:style-name="ce37" office:value-type="float" office:value="5.85">
            <text:p>5.8500</text:p>
          </table:table-cell>
          <table:table-cell table:style-name="ce37" office:value-type="float" office:value="1.14">
            <text:p>1.14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/>
          <table:table-cell table:style-name="ce43" office:value-type="string">
            <text:p>Header, 16x2 pin</text:p>
          </table:table-cell>
          <table:table-cell table:style-name="ce43" office:value-type="string">
            <text:p>pin_strip_16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32" office:value-type="currency" office:currency="USD" office:value="2.84888888888889">
            <text:p>$2.85</text:p>
          </table:table-cell>
          <table:table-cell table:style-name="ce61" table:formula="of:=[.L30]*[.M30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7</text:p>
          </table:table-cell>
          <table:table-cell table:style-name="ce33" office:value-type="string">
            <text:p>FTDI</text:p>
          </table:table-cell>
          <table:table-cell table:style-name="ce37" office:value-type="float" office:value="1.29">
            <text:p>1.2900</text:p>
          </table:table-cell>
          <table:table-cell table:style-name="ce37" office:value-type="float" office:value="2.2">
            <text:p>2.20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8-L-S-RA/SAM1043-50-ND/1101974">DigiKey</text:a></text:p>
          </table:table-cell>
          <table:table-cell table:style-name="ce43" office:value-type="string">
            <text:p>SAM1043-50-ND</text:p>
          </table:table-cell>
          <table:table-cell table:style-name="ce43"/>
          <table:table-cell table:style-name="ce43" office:value-type="string">
            <text:p>Header, 6 pin, right angle, for FTDI</text:p>
          </table:table-cell>
          <table:table-cell table:style-name="ce43" office:value-type="string">
            <text:p>pin_strip_6-90</text:p>
          </table:table-cell>
          <table:table-cell table:style-name="ce55" office:value-type="float" office:value="1">
            <text:p>1</text:p>
          </table:table-cell>
          <table:table-cell table:style-name="ce59" table:formula="of:=(3.48/50)*6" office:value-type="currency" office:currency="USD" office:value="0.4176">
            <text:p>$0.42</text:p>
          </table:table-cell>
          <table:table-cell table:style-name="ce61" table:formula="of:=[.L31]*[.M31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13</text:p>
          </table:table-cell>
          <table:table-cell table:style-name="ce33" office:value-type="string">
            <text:p>ISP</text:p>
          </table:table-cell>
          <table:table-cell table:style-name="ce37" office:value-type="float" office:value="3.02">
            <text:p>3.0200</text:p>
          </table:table-cell>
          <table:table-cell table:style-name="ce37" office:value-type="float" office:value="2.41">
            <text:p>2.41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3x2 pin</text:p>
          </table:table-cell>
          <table:table-cell table:style-name="ce43" office:value-type="string">
            <text:p>pin_strip_3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6" office:value-type="currency" office:currency="USD" office:value="0.534166666666667">
            <text:p>$0.53</text:p>
          </table:table-cell>
          <table:table-cell table:style-name="ce61" table:formula="of:=[.L32]*[.M32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20</text:p>
          </table:table-cell>
          <table:table-cell table:style-name="ce33" office:value-type="string">
            <text:p>DC_IN</text:p>
          </table:table-cell>
          <table:table-cell table:style-name="ce37" office:value-type="float" office:value="1.3275">
            <text:p>1.3275</text:p>
          </table:table-cell>
          <table:table-cell table:style-name="ce37" office:value-type="float" office:value="2.9375">
            <text:p>2.9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PJ-002B/CP-002B-ND/96965">DigiKey</text:a></text:p>
          </table:table-cell>
          <table:table-cell table:style-name="ce43" office:value-type="string">
            <text:p>CP-002B-ND</text:p>
          </table:table-cell>
          <table:table-cell table:style-name="ce43"/>
          <table:table-cell table:style-name="ce43" office:value-type="string">
            <text:p>Barrel socket</text:p>
          </table:table-cell>
          <table:table-cell table:style-name="ce43" office:value-type="string">
            <text:p>JACK_ALI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92">
            <text:p>$0.92</text:p>
          </table:table-cell>
          <table:table-cell table:style-name="ce61" table:formula="of:=[.L33]*[.M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</text:p>
          </table:table-cell>
          <table:table-cell table:style-name="ce33" office:value-type="string">
            <text:p>10k</text:p>
          </table:table-cell>
          <table:table-cell table:style-name="ce37" office:value-type="float" office:value="5.164">
            <text:p>5.164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4]*[.M3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</text:p>
          </table:table-cell>
          <table:table-cell table:style-name="ce33" office:value-type="string">
            <text:p>10k</text:p>
          </table:table-cell>
          <table:table-cell table:style-name="ce37" office:value-type="float" office:value="5.565">
            <text:p>5.5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5]*[.M3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</text:p>
          </table:table-cell>
          <table:table-cell table:style-name="ce33" office:value-type="string">
            <text:p>10k</text:p>
          </table:table-cell>
          <table:table-cell table:style-name="ce37" office:value-type="float" office:value="6.365">
            <text:p>6.3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6]*[.M3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4</text:p>
          </table:table-cell>
          <table:table-cell table:style-name="ce33" office:value-type="string">
            <text:p>10k</text:p>
          </table:table-cell>
          <table:table-cell table:style-name="ce37" office:value-type="float" office:value="5.965">
            <text:p>5.9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7]*[.M3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5</text:p>
          </table:table-cell>
          <table:table-cell table:style-name="ce33" office:value-type="string">
            <text:p>10k</text:p>
          </table:table-cell>
          <table:table-cell table:style-name="ce37" office:value-type="float" office:value="6.765">
            <text:p>6.7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8]*[.M3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6</text:p>
          </table:table-cell>
          <table:table-cell table:style-name="ce33" office:value-type="string">
            <text:p>4k7</text:p>
          </table:table-cell>
          <table:table-cell table:style-name="ce37" office:value-type="float" office:value="3.475">
            <text:p>3.4750</text:p>
          </table:table-cell>
          <table:table-cell table:style-name="ce37" office:value-type="float" office:value="2.2875">
            <text:p>2.287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9]*[.M3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7</text:p>
          </table:table-cell>
          <table:table-cell table:style-name="ce33" office:value-type="string">
            <text:p>4k7</text:p>
          </table:table-cell>
          <table:table-cell table:style-name="ce37" office:value-type="float" office:value="3.375">
            <text:p>3.3750</text:p>
          </table:table-cell>
          <table:table-cell table:style-name="ce37" office:value-type="float" office:value="2.2875">
            <text:p>2.287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0]*[.M4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8</text:p>
          </table:table-cell>
          <table:table-cell table:style-name="ce33" office:value-type="string">
            <text:p>1k</text:p>
          </table:table-cell>
          <table:table-cell table:style-name="ce37" office:value-type="float" office:value="3.585">
            <text:p>3.5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1]*[.M4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9</text:p>
          </table:table-cell>
          <table:table-cell table:style-name="ce33" office:value-type="string">
            <text:p>1k</text:p>
          </table:table-cell>
          <table:table-cell table:style-name="ce37" office:value-type="float" office:value="3.885">
            <text:p>3.8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2]*[.M4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0</text:p>
          </table:table-cell>
          <table:table-cell table:style-name="ce33" office:value-type="string">
            <text:p>10K</text:p>
          </table:table-cell>
          <table:table-cell table:style-name="ce37" office:value-type="float" office:value="4.185">
            <text:p>4.1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3]*[.M4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1</text:p>
          </table:table-cell>
          <table:table-cell table:style-name="ce33" office:value-type="string">
            <text:p>LDR</text:p>
          </table:table-cell>
          <table:table-cell table:style-name="ce37" office:value-type="float" office:value="4.235">
            <text:p>4.2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PDV-P9007/PDV-P9007-ND/480624">DigiKey</text:a></text:p>
          </table:table-cell>
          <table:table-cell table:style-name="ce43" office:value-type="string">
            <text:p>PDV-P9007-ND</text:p>
          </table:table-cell>
          <table:table-cell table:style-name="ce43"/>
          <table:table-cell table:style-name="ce43" office:value-type="string">
            <text:p>LDR, 10k to 100k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51">
            <text:p>$1.51</text:p>
          </table:table-cell>
          <table:table-cell table:style-name="ce61" table:formula="of:=[.L44]*[.M44]" office:value-type="currency" office:currency="USD" office:value="1.51">
            <text:p>$1.5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2</text:p>
          </table:table-cell>
          <table:table-cell table:style-name="ce33" office:value-type="string">
            <text:p>6.8E</text:p>
          </table:table-cell>
          <table:table-cell table:style-name="ce37" office:value-type="float" office:value="6.65">
            <text:p>6.6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45]*[.M45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3</text:p>
          </table:table-cell>
          <table:table-cell table:style-name="ce33" office:value-type="string">
            <text:p>6.8E</text:p>
          </table:table-cell>
          <table:table-cell table:style-name="ce37" office:value-type="float" office:value="6.55">
            <text:p>6.5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46]*[.M46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4</text:p>
          </table:table-cell>
          <table:table-cell table:style-name="ce33" office:value-type="string">
            <text:p>6.8E</text:p>
          </table:table-cell>
          <table:table-cell table:style-name="ce37" office:value-type="float" office:value="6.45">
            <text:p>6.4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47]*[.M47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5</text:p>
          </table:table-cell>
          <table:table-cell table:style-name="ce33" office:value-type="string">
            <text:p>6.8E</text:p>
          </table:table-cell>
          <table:table-cell table:style-name="ce37" office:value-type="float" office:value="6.35">
            <text:p>6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48]*[.M48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6</text:p>
          </table:table-cell>
          <table:table-cell table:style-name="ce33" office:value-type="string">
            <text:p>6.8E</text:p>
          </table:table-cell>
          <table:table-cell table:style-name="ce37" office:value-type="float" office:value="6.25">
            <text:p>6.2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49]*[.M4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7</text:p>
          </table:table-cell>
          <table:table-cell table:style-name="ce33" office:value-type="string">
            <text:p>6.8E</text:p>
          </table:table-cell>
          <table:table-cell table:style-name="ce37" office:value-type="float" office:value="6.15">
            <text:p>6.1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0]*[.M5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8</text:p>
          </table:table-cell>
          <table:table-cell table:style-name="ce33" office:value-type="string">
            <text:p>6.8E</text:p>
          </table:table-cell>
          <table:table-cell table:style-name="ce37" office:value-type="float" office:value="6.05">
            <text:p>6.0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1]*[.M51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9</text:p>
          </table:table-cell>
          <table:table-cell table:style-name="ce33" office:value-type="string">
            <text:p>6.8E</text:p>
          </table:table-cell>
          <table:table-cell table:style-name="ce37" office:value-type="float" office:value="5.95">
            <text:p>5.9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2]*[.M52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0</text:p>
          </table:table-cell>
          <table:table-cell table:style-name="ce33" office:value-type="string">
            <text:p>6.8E</text:p>
          </table:table-cell>
          <table:table-cell table:style-name="ce37" office:value-type="float" office:value="5.75">
            <text:p>5.7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3]*[.M53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1</text:p>
          </table:table-cell>
          <table:table-cell table:style-name="ce33" office:value-type="string">
            <text:p>6.8E</text:p>
          </table:table-cell>
          <table:table-cell table:style-name="ce37" office:value-type="float" office:value="5.65">
            <text:p>5.6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4]*[.M54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2</text:p>
          </table:table-cell>
          <table:table-cell table:style-name="ce33" office:value-type="string">
            <text:p>6.8E</text:p>
          </table:table-cell>
          <table:table-cell table:style-name="ce37" office:value-type="float" office:value="5.55">
            <text:p>5.5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5]*[.M55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3</text:p>
          </table:table-cell>
          <table:table-cell table:style-name="ce33" office:value-type="string">
            <text:p>6.8E</text:p>
          </table:table-cell>
          <table:table-cell table:style-name="ce37" office:value-type="float" office:value="5.45">
            <text:p>5.4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6]*[.M56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4</text:p>
          </table:table-cell>
          <table:table-cell table:style-name="ce33" office:value-type="string">
            <text:p>6.8E</text:p>
          </table:table-cell>
          <table:table-cell table:style-name="ce37" office:value-type="float" office:value="5.35">
            <text:p>5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7]*[.M57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5</text:p>
          </table:table-cell>
          <table:table-cell table:style-name="ce33" office:value-type="string">
            <text:p>6.8E</text:p>
          </table:table-cell>
          <table:table-cell table:style-name="ce37" office:value-type="float" office:value="5.25">
            <text:p>5.2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8]*[.M58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6</text:p>
          </table:table-cell>
          <table:table-cell table:style-name="ce33" office:value-type="string">
            <text:p>6.8E</text:p>
          </table:table-cell>
          <table:table-cell table:style-name="ce37" office:value-type="float" office:value="5.15">
            <text:p>5.1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9]*[.M5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7</text:p>
          </table:table-cell>
          <table:table-cell table:style-name="ce33" office:value-type="string">
            <text:p>6.8E</text:p>
          </table:table-cell>
          <table:table-cell table:style-name="ce37" office:value-type="float" office:value="5.05">
            <text:p>5.0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0]*[.M6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8</text:p>
          </table:table-cell>
          <table:table-cell table:style-name="ce33" office:value-type="string">
            <text:p>10k</text:p>
          </table:table-cell>
          <table:table-cell table:style-name="ce37" office:value-type="float" office:value="1.47">
            <text:p>1.4700</text:p>
          </table:table-cell>
          <table:table-cell table:style-name="ce37" office:value-type="float" office:value="1.3">
            <text:p>1.30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1]*[.M6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9</text:p>
          </table:table-cell>
          <table:table-cell table:style-name="ce33" office:value-type="string">
            <text:p>220E</text:p>
          </table:table-cell>
          <table:table-cell table:style-name="ce37" office:value-type="float" office:value="5.42">
            <text:p>5.4200</text:p>
          </table:table-cell>
          <table:table-cell table:style-name="ce37" office:value-type="float" office:value="2.2375">
            <text:p>2.2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4JT220R/CF14JT220RCT-ND/1830334">DigiKey</text:a></text:p>
          </table:table-cell>
          <table:table-cell table:style-name="ce43" office:value-type="string">
            <text:p>CF14JT220RCT-ND</text:p>
          </table:table-cell>
          <table:table-cell table:style-name="ce43"/>
          <table:table-cell table:style-name="ce43" office:value-type="string">
            <text:p>Resistor, 1/4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8">
            <text:p>$0.08</text:p>
          </table:table-cell>
          <table:table-cell table:style-name="ce61" table:formula="of:=[.L62]*[.M62]" office:value-type="currency" office:currency="USD" office:value="0.08">
            <text:p>$0.0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0</text:p>
          </table:table-cell>
          <table:table-cell table:style-name="ce33" office:value-type="string">
            <text:p>4k7</text:p>
          </table:table-cell>
          <table:table-cell table:style-name="ce37" office:value-type="float" office:value="4.1">
            <text:p>4.1000</text:p>
          </table:table-cell>
          <table:table-cell table:style-name="ce37" office:value-type="float" office:value="2.1675">
            <text:p>2.16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3]*[.M6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1</text:p>
          </table:table-cell>
          <table:table-cell table:style-name="ce33" office:value-type="string">
            <text:p>1k</text:p>
          </table:table-cell>
          <table:table-cell table:style-name="ce37" office:value-type="float" office:value="3.285">
            <text:p>3.2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4]*[.M6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2</text:p>
          </table:table-cell>
          <table:table-cell table:style-name="ce33" office:value-type="string">
            <text:p>10k</text:p>
          </table:table-cell>
          <table:table-cell table:style-name="ce37" office:value-type="float" office:value="2.2075">
            <text:p>2.2075</text:p>
          </table:table-cell>
          <table:table-cell table:style-name="ce37" office:value-type="float" office:value="1.1575">
            <text:p>1.15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5]*[.M6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3</text:p>
          </table:table-cell>
          <table:table-cell table:style-name="ce33" office:value-type="string">
            <text:p>10k</text:p>
          </table:table-cell>
          <table:table-cell table:style-name="ce37" office:value-type="float" office:value="2.01">
            <text:p>2.0100</text:p>
          </table:table-cell>
          <table:table-cell table:style-name="ce37" office:value-type="float" office:value="1.1575">
            <text:p>1.15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6]*[.M6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1</text:p>
          </table:table-cell>
          <table:table-cell table:style-name="ce33" office:value-type="string">
            <text:p>MODE</text:p>
          </table:table-cell>
          <table:table-cell table:style-name="ce37" office:value-type="float" office:value="5.765">
            <text:p>5.7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67]*[.M67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2</text:p>
          </table:table-cell>
          <table:table-cell table:style-name="ce33" office:value-type="string">
            <text:p>HOUR+</text:p>
          </table:table-cell>
          <table:table-cell table:style-name="ce37" office:value-type="float" office:value="6.165">
            <text:p>6.1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68]*[.M68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3</text:p>
          </table:table-cell>
          <table:table-cell table:style-name="ce33" office:value-type="string">
            <text:p>MIN+</text:p>
          </table:table-cell>
          <table:table-cell table:style-name="ce37" office:value-type="float" office:value="5.365">
            <text:p>5.3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69]*[.M69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4</text:p>
          </table:table-cell>
          <table:table-cell table:style-name="ce33" office:value-type="string">
            <text:p>RST</text:p>
          </table:table-cell>
          <table:table-cell table:style-name="ce37" office:value-type="float" office:value="4.965">
            <text:p>4.9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0]*[.M70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5</text:p>
          </table:table-cell>
          <table:table-cell table:style-name="ce33" office:value-type="string">
            <text:p>ENTER</text:p>
          </table:table-cell>
          <table:table-cell table:style-name="ce37" office:value-type="float" office:value="6.565">
            <text:p>6.5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1]*[.M71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1</text:p>
          </table:table-cell>
          <table:table-cell table:style-name="ce33" office:value-type="string">
            <text:p>74HC595</text:p>
          </table:table-cell>
          <table:table-cell table:style-name="ce37" office:value-type="float" office:value="4.3">
            <text:p>4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72]*[.M72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1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73]*[.M73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2</text:p>
          </table:table-cell>
          <table:table-cell table:style-name="ce33" office:value-type="string">
            <text:p>74HC595</text:p>
          </table:table-cell>
          <table:table-cell table:style-name="ce37" office:value-type="float" office:value="3.3">
            <text:p>3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74]*[.M74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2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75]*[.M75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3</text:p>
          </table:table-cell>
          <table:table-cell table:style-name="ce33" office:value-type="string">
            <text:p>ATMEGA8-P</text:p>
          </table:table-cell>
          <table:table-cell table:style-name="ce37" office:value-type="float" office:value="4.025">
            <text:p>4.0250</text:p>
          </table:table-cell>
          <table:table-cell table:style-name="ce37" office:value-type="float" office:value="2.6125">
            <text:p>2.61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ATMEGA328-PU/ATMEGA328-PU-ND/2271026">DigiKey</text:a></text:p>
          </table:table-cell>
          <table:table-cell table:style-name="ce43" office:value-type="string">
            <text:p>ATMEGA328-PU-ND</text:p>
          </table:table-cell>
          <table:table-cell table:style-name="ce43"/>
          <table:table-cell table:style-name="ce43" office:value-type="string">
            <text:p>IC MCU AVR 32K FLASH 28PDIP</text:p>
          </table:table-cell>
          <table:table-cell table:style-name="ce43" office:value-type="string">
            <text:p>dil_2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2.88">
            <text:p>$2.88</text:p>
          </table:table-cell>
          <table:table-cell table:style-name="ce61" table:formula="of:=[.L76]*[.M76]" office:value-type="currency" office:currency="USD" office:value="2.88">
            <text:p>$2.8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28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43"/>
          <table:table-cell table:style-name="ce17" office:value-type="string">
            <text:p>Socket for IC U3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2.88">
            <text:p>$2.88</text:p>
          </table:table-cell>
          <table:table-cell table:style-name="ce61" table:formula="of:=[.L77]*[.M77]" office:value-type="currency" office:currency="USD" office:value="2.88">
            <text:p>$2.8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4</text:p>
          </table:table-cell>
          <table:table-cell table:style-name="ce33" office:value-type="string">
            <text:p>74HC595</text:p>
          </table:table-cell>
          <table:table-cell table:style-name="ce37" office:value-type="float" office:value="6.2">
            <text:p>6.2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78]*[.M78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4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79]*[.M79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5</text:p>
          </table:table-cell>
          <table:table-cell table:style-name="ce33" office:value-type="string">
            <text:p>74HC595</text:p>
          </table:table-cell>
          <table:table-cell table:style-name="ce37" office:value-type="float" office:value="5.3">
            <text:p>5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80]*[.M80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5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81]*[.M81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6</text:p>
          </table:table-cell>
          <table:table-cell table:style-name="ce33" office:value-type="string">
            <text:p>DS1307</text:p>
          </table:table-cell>
          <table:table-cell table:style-name="ce37" office:value-type="float" office:value="2.16">
            <text:p>2.1600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DS1307+/DS1307+-ND/956883">DigiKey</text:a></text:p>
          </table:table-cell>
          <table:table-cell table:style-name="ce43" office:value-type="string">
            <text:p>DS1307+-ND</text:p>
          </table:table-cell>
          <table:table-cell table:style-name="ce43"/>
          <table:table-cell table:style-name="ce43" office:value-type="string">
            <text:p>IC RTC SERIAL 512K 8-DIP</text:p>
          </table:table-cell>
          <table:table-cell table:style-name="ce43" office:value-type="string">
            <text:p>dil_0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3.81">
            <text:p>$3.81</text:p>
          </table:table-cell>
          <table:table-cell table:style-name="ce61" table:formula="of:=[.L82]*[.M82]" office:value-type="currency" office:currency="USD" office:value="3.81">
            <text:p>$3.8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2/A100204-ND/1125622">DigiKey</text:a></text:p>
          </table:table-cell>
          <table:table-cell table:style-name="ce43" office:value-type="string">
            <text:p>A100204-ND</text:p>
          </table:table-cell>
          <table:table-cell table:style-name="ce43"/>
          <table:table-cell table:style-name="ce17" office:value-type="string">
            <text:p>Socket for IC U6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83]*[.M83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7</text:p>
          </table:table-cell>
          <table:table-cell table:style-name="ce33" office:value-type="string">
            <text:p>UDN2981A</text:p>
          </table:table-cell>
          <table:table-cell table:style-name="ce37" office:value-type="float" office:value="4.35">
            <text:p>4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3" office:value-type="float" office:value="1762681">
            <text:p>1762681</text:p>
          </table:table-cell>
          <table:table-cell table:style-name="ce43"/>
          <table:table-cell table:style-name="ce43" office:value-type="string">
            <text:p>Trans Darlington NPN/PNP 50 Volt 0.5A 18-Pin Plastic</text:p>
          </table:table-cell>
          <table:table-cell table:style-name="ce43" office:value-type="string">
            <text:p>dil_1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79">
            <text:p>$1.79</text:p>
          </table:table-cell>
          <table:table-cell table:style-name="ce61" table:formula="of:=[.L84]*[.M84]" office:value-type="currency" office:currency="USD" office:value="1.79">
            <text:p>$1.7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5/A100207-ND/1152553">DigiKey</text:a></text:p>
          </table:table-cell>
          <table:table-cell table:style-name="ce33" office:value-type="string">
            <text:p>A100207-ND</text:p>
          </table:table-cell>
          <table:table-cell table:style-name="ce43"/>
          <table:table-cell table:style-name="ce17" office:value-type="string">
            <text:p>Socket for IC U7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7">
            <text:p>$0.27</text:p>
          </table:table-cell>
          <table:table-cell table:style-name="ce61" table:formula="of:=[.L85]*[.M85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8</text:p>
          </table:table-cell>
          <table:table-cell table:style-name="ce33" office:value-type="string">
            <text:p>UDN2981A</text:p>
          </table:table-cell>
          <table:table-cell table:style-name="ce37" office:value-type="float" office:value="3.35">
            <text:p>3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3" office:value-type="float" office:value="1762681">
            <text:p>1762681</text:p>
          </table:table-cell>
          <table:table-cell table:style-name="ce43"/>
          <table:table-cell table:style-name="ce43" office:value-type="string">
            <text:p>Trans Darlington NPN/PNP 50 Volt 0.5A 18-Pin Plastic</text:p>
          </table:table-cell>
          <table:table-cell table:style-name="ce43" office:value-type="string">
            <text:p>dil_1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79">
            <text:p>$1.79</text:p>
          </table:table-cell>
          <table:table-cell table:style-name="ce61" table:formula="of:=[.L86]*[.M86]" office:value-type="currency" office:currency="USD" office:value="1.79">
            <text:p>$1.7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5/A100207-ND/1152553">DigiKey</text:a></text:p>
          </table:table-cell>
          <table:table-cell table:style-name="ce33" office:value-type="string">
            <text:p>A100207-ND</text:p>
          </table:table-cell>
          <table:table-cell table:style-name="ce43"/>
          <table:table-cell table:style-name="ce17" office:value-type="string">
            <text:p>Socket for IC U8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7">
            <text:p>$0.27</text:p>
          </table:table-cell>
          <table:table-cell table:style-name="ce61" table:formula="of:=[.L87]*[.M87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9</text:p>
          </table:table-cell>
          <table:table-cell table:style-name="ce33" office:value-type="string">
            <text:p>78L05</text:p>
          </table:table-cell>
          <table:table-cell table:style-name="ce37" office:value-type="float" office:value="1.9225">
            <text:p>1.9225</text:p>
          </table:table-cell>
          <table:table-cell table:style-name="ce37" office:value-type="float" office:value="2.6325">
            <text:p>2.632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C7805CTG/MC7805CTGOS-ND/919333">DigiKey</text:a></text:p>
          </table:table-cell>
          <table:table-cell table:style-name="ce46" office:value-type="string">
            <text:p>MC7805CTGOS-ND</text:p>
          </table:table-cell>
          <table:table-cell table:style-name="ce43"/>
          <table:table-cell table:style-name="ce43" office:value-type="string">
            <text:p>ONLY if V_IN &gt; 5V. ELSE USE SHORTING LINK</text:p>
          </table:table-cell>
          <table:table-cell table:style-name="ce43" office:value-type="string">
            <text:p>Volt_Reg_78xx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53">
            <text:p>$0.53</text:p>
          </table:table-cell>
          <table:table-cell table:style-name="ce61" table:formula="of:=[.L88]*[.M88]" office:value-type="currency" office:currency="USD" office:value="0.53">
            <text:p>$0.53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X1</text:p>
          </table:table-cell>
          <table:table-cell table:style-name="ce33" office:value-type="string">
            <text:p>16MHz</text:p>
          </table:table-cell>
          <table:table-cell table:style-name="ce37" office:value-type="float" office:value="4.52">
            <text:p>4.5200</text:p>
          </table:table-cell>
          <table:table-cell table:style-name="ce37" office:value-type="float" office:value="2.9425">
            <text:p>2.94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ZTT-16.00MX/X908-ND/170095">DigiKey</text:a></text:p>
          </table:table-cell>
          <table:table-cell table:style-name="ce43" office:value-type="string">
            <text:p>X908-ND</text:p>
          </table:table-cell>
          <table:table-cell table:style-name="ce43"/>
          <table:table-cell table:style-name="ce43" office:value-type="string">
            <text:p>Resonator, with capacitors, 3 pin</text:p>
          </table:table-cell>
          <table:table-cell table:style-name="ce43" office:value-type="string">
            <text:p>XTAL_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">
            <text:p>$0.70</text:p>
          </table:table-cell>
          <table:table-cell table:style-name="ce61" table:formula="of:=[.L89]*[.M89]" office:value-type="currency" office:currency="USD" office:value="0.7">
            <text:p>$0.7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X2</text:p>
          </table:table-cell>
          <table:table-cell table:style-name="ce33" office:value-type="string">
            <text:p>CRYSTAL</text:p>
          </table:table-cell>
          <table:table-cell table:style-name="ce37" office:value-type="float" office:value="2.06">
            <text:p>2.0600</text:p>
          </table:table-cell>
          <table:table-cell table:style-name="ce37" office:value-type="float" office:value="1.885">
            <text:p>1.88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AB38T-32.768KHZ/535-9034-ND/675229">DigiKey</text:a></text:p>
          </table:table-cell>
          <table:table-cell table:style-name="ce43" office:value-type="string">
            <text:p>535-9034-ND</text:p>
          </table:table-cell>
          <table:table-cell table:style-name="ce43"/>
          <table:table-cell table:style-name="ce43" office:value-type="string">
            <text:p>Crystal for RTC U6</text:p>
          </table:table-cell>
          <table:table-cell table:style-name="ce43" office:value-type="string">
            <text:p>XTAL_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90]*[.M90]" office:value-type="currency" office:currency="USD" office:value="0.25">
            <text:p>$0.2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CB1</text:p>
          </table:table-cell>
          <table:table-cell table:style-name="ce33" office:value-type="string">
            <text:p>PCB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Main Board</text:p>
          </table:table-cell>
          <table:table-cell table:style-name="ce43" office:value-type="string">
            <text:p>PCB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7">
            <text:p>$7.00</text:p>
          </table:table-cell>
          <table:table-cell table:style-name="ce61" table:formula="of:=[.L91]*[.M91]" office:value-type="currency" office:currency="USD" office:value="7">
            <text:p>$7.00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45"/>
          <table:table-cell table:style-name="ce42" office:value-type="string">
            <text:p>TOTAL</text:p>
          </table:table-cell>
          <table:table-cell table:style-name="ce51" table:formula="of:=SUM([.L4:.L91])" office:value-type="float" office:value="88">
            <text:p>88</text:p>
          </table:table-cell>
          <table:table-cell table:style-name="ce51"/>
          <table:table-cell table:style-name="ce51" table:formula="of:=SUM([.N4:.N91])" office:value-type="currency" office:currency="USD" office:value="45.2679444444444">
            <text:p>$45.27</text:p>
          </table:table-cell>
          <table:table-cell table:number-columns-repeated="1010"/>
        </table:table-row>
        <table:table-row table:style-name="ro4">
          <table:table-cell table:style-name="ce29" office:value-type="string">
            <text:p>NOT USED COMPONENTS</text:p>
          </table:table-cell>
          <table:table-cell table:number-columns-repeated="10"/>
          <table:table-cell table:style-name="ce55"/>
          <table:table-cell table:style-name="ce59"/>
          <table:table-cell table:style-name="ce55"/>
          <table:table-cell table:number-columns-repeated="1010"/>
        </table:table-row>
        <table:table-row table:style-name="ro4">
          <table:table-cell table:style-name="ce28" office:value-type="string">
            <text:p>A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A0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94]*[.M94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A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A1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95]*[.M95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A2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9"/>
          <table:table-cell table:style-name="ce43" office:value-type="string">
            <text:p>Arduino Port A2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96]*[.M96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11</text:p>
          </table:table-cell>
          <table:table-cell table:style-name="ce33" office:value-type="string">
            <text:p>22p</text:p>
          </table:table-cell>
          <table:table-cell table:style-name="ce37" office:value-type="float" office:value="4.4">
            <text:p>4.4000</text:p>
          </table:table-cell>
          <table:table-cell table:style-name="ce37" office:value-type="float" office:value="3.14">
            <text:p>3.14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K220J15C0GF5TH5/BC1034CT-ND/286656">DigiKey</text:a></text:p>
          </table:table-cell>
          <table:table-cell table:style-name="ce43" office:value-type="string">
            <text:p>BC1034CT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crystal instead of resonator</text:p>
          </table:table-cell>
          <table:table-cell table:style-name="ce43" office:value-type="string">
            <text:p>cnp_3mm_disc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4">
            <text:p>$0.34</text:p>
          </table:table-cell>
          <table:table-cell table:style-name="ce61" table:formula="of:=[.L97]*[.M97]" office:value-type="currency" office:currency="USD" office:value="0.34">
            <text:p>$0.34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12</text:p>
          </table:table-cell>
          <table:table-cell table:style-name="ce33" office:value-type="string">
            <text:p>22p</text:p>
          </table:table-cell>
          <table:table-cell table:style-name="ce37" office:value-type="float" office:value="4.64">
            <text:p>4.6400</text:p>
          </table:table-cell>
          <table:table-cell table:style-name="ce37" office:value-type="float" office:value="3.14">
            <text:p>3.14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K220J15C0GF5TH5/BC1034CT-ND/286656">DigiKey</text:a></text:p>
          </table:table-cell>
          <table:table-cell table:style-name="ce43" office:value-type="string">
            <text:p>BC1034CT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crystal instead of resonator</text:p>
          </table:table-cell>
          <table:table-cell table:style-name="ce43" office:value-type="string">
            <text:p>cnp_3mm_disc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4">
            <text:p>$0.34</text:p>
          </table:table-cell>
          <table:table-cell table:style-name="ce61" table:formula="of:=[.L98]*[.M98]" office:value-type="currency" office:currency="USD" office:value="0.34">
            <text:p>$0.34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D1</text:p>
          </table:table-cell>
          <table:table-cell table:style-name="ce33" office:value-type="string">
            <text:p>CDOT1</text:p>
          </table:table-cell>
          <table:table-cell table:style-name="ce37" office:value-type="float" office:value="1.6725">
            <text:p>1.672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99]*[.M99]" office:value-type="currency" office:currency="USD" office:value="0.75">
            <text:p>$0.75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D2</text:p>
          </table:table-cell>
          <table:table-cell table:style-name="ce33" office:value-type="string">
            <text:p>CDOT2</text:p>
          </table:table-cell>
          <table:table-cell table:style-name="ce37" office:value-type="float" office:value="2.5725">
            <text:p>2.572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0]*[.M100]" office:value-type="currency" office:currency="USD" office:value="0.75">
            <text:p>$0.75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D3</text:p>
          </table:table-cell>
          <table:table-cell table:style-name="ce33" office:value-type="string">
            <text:p>CDOT3</text:p>
          </table:table-cell>
          <table:table-cell table:style-name="ce37" office:value-type="float" office:value="1.4475">
            <text:p>1.447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1]*[.M101]" office:value-type="currency" office:currency="USD" office:value="0.75">
            <text:p>$0.75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D13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D13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2]*[.M102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</text:p>
          </table:table-cell>
          <table:table-cell table:style-name="ce33" office:value-type="string">
            <text:p>SDA</text:p>
          </table:table-cell>
          <table:table-cell table:style-name="ce37" office:value-type="float" office:value="1.695">
            <text:p>1.6950</text:p>
          </table:table-cell>
          <table:table-cell table:style-name="ce37" office:value-type="float" office:value="1.3025">
            <text:p>1.30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Male, 2 pin, Link for INT, OPEN for EXT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table:formula="of:=(3.11/50)*2" office:value-type="currency" office:currency="USD" office:value="0.1244">
            <text:p>$0.12</text:p>
          </table:table-cell>
          <table:table-cell table:style-name="ce61" table:formula="of:=[.L103]*[.M10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Jumper socket for SCL, K4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104]*[.M10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</text:p>
          </table:table-cell>
          <table:table-cell table:style-name="ce33" office:value-type="string">
            <text:p>SCL</text:p>
          </table:table-cell>
          <table:table-cell table:style-name="ce37" office:value-type="float" office:value="1.6975">
            <text:p>1.6975</text:p>
          </table:table-cell>
          <table:table-cell table:style-name="ce37" office:value-type="float" office:value="1.9425">
            <text:p>1.942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Male, 2 pin, Link for INT, OPEN for EXT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table:formula="of:=(3.11/50)*2" office:value-type="currency" office:currency="USD" office:value="0.1244">
            <text:p>$0.12</text:p>
          </table:table-cell>
          <table:table-cell table:style-name="ce61" table:formula="of:=[.L105]*[.M105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Jumper socket for SDL, K5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106]*[.M106]" office:value-type="currency" office:currency="USD" office:value="0.19">
            <text:p>$0.19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</text:p>
          </table:table-cell>
          <table:table-cell table:style-name="ce33" office:value-type="string">
            <text:p>CONN_1</text:p>
          </table:table-cell>
          <table:table-cell table:style-name="ce37" office:value-type="float" office:value="1.92">
            <text:p>1.9200</text:p>
          </table:table-cell>
          <table:table-cell table:style-name="ce37" office:value-type="float" office:value="3.158">
            <text:p>3.158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Voltage Regulator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7]*[.M107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8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8]*[.M108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9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9]*[.M109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1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0]*[.M110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1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1]*[.M111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4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2]*[.M112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5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3]*[.M113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6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4]*[.M114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7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5]*[.M115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8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6]*[.M116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9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7]*[.M117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0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8]*[.M118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1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9]*[.M119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2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0]*[.M120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3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1]*[.M121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4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2]*[.M122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5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3]*[.M123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6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4]*[.M124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7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5]*[.M125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1</text:p>
          </table:table-cell>
          <table:table-cell table:style-name="ce33" office:value-type="string">
            <text:p>STACK-L</text:p>
          </table:table-cell>
          <table:table-cell table:style-name="ce37" office:value-type="float" office:value="1.3">
            <text:p>1.3000</text:p>
          </table:table-cell>
          <table:table-cell table:style-name="ce37" office:value-type="float" office:value="1.55">
            <text:p>1.55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BCS-150-L-S-HE/SAM1009-50-ND/1100271">DigiKey</text:a></text:p>
          </table:table-cell>
          <table:table-cell table:style-name="ce43" office:value-type="string">
            <text:p>SAM1009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Socket, 4 pin, right angle, for daisy-chaining boards</text:p>
          </table:table-cell>
          <table:table-cell table:style-name="ce43" office:value-type="string">
            <text:p>pin_sck_4-90</text:p>
          </table:table-cell>
          <table:table-cell table:style-name="ce55" office:value-type="float" office:value="1">
            <text:p>1</text:p>
          </table:table-cell>
          <table:table-cell table:style-name="ce59" table:formula="of:=(6.47/50)*6" office:value-type="currency" office:currency="USD" office:value="0.7764">
            <text:p>$0.78</text:p>
          </table:table-cell>
          <table:table-cell table:style-name="ce61" table:formula="of:=[.L126]*[.M126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2</text:p>
          </table:table-cell>
          <table:table-cell table:style-name="ce33" office:value-type="string">
            <text:p>STACK-R</text:p>
          </table:table-cell>
          <table:table-cell table:style-name="ce37" office:value-type="float" office:value="6.76">
            <text:p>6.7600</text:p>
          </table:table-cell>
          <table:table-cell table:style-name="ce37" office:value-type="float" office:value="1.55">
            <text:p>1.55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8-L-S-RA/SAM1043-50-ND/1101974">DigiKey</text:a></text:p>
          </table:table-cell>
          <table:table-cell table:style-name="ce43" office:value-type="string">
            <text:p>SAM1043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4 pin, right angle, for daisy-chaining boards</text:p>
          </table:table-cell>
          <table:table-cell table:style-name="ce43" office:value-type="string">
            <text:p>pin_strip_4-90</text:p>
          </table:table-cell>
          <table:table-cell table:style-name="ce55" office:value-type="float" office:value="1">
            <text:p>1</text:p>
          </table:table-cell>
          <table:table-cell table:style-name="ce59" table:formula="of:=(3.48/50)*4" office:value-type="currency" office:currency="USD" office:value="0.2784">
            <text:p>$0.28</text:p>
          </table:table-cell>
          <table:table-cell table:style-name="ce61" table:formula="of:=[.L127]*[.M127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9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8]*[.M128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5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9]*[.M129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5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0]*[.M130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52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1]*[.M131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U10</text:p>
          </table:table-cell>
          <table:table-cell table:style-name="ce33" office:value-type="string">
            <text:p>DS3231N</text:p>
          </table:table-cell>
          <table:table-cell table:style-name="ce37" office:value-type="float" office:value="2.2">
            <text:p>2.2000</text:p>
          </table:table-cell>
          <table:table-cell table:style-name="ce37" office:value-type="float" office:value="1.4475">
            <text:p>1.44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Back</text:p>
          </table:table-cell>
          <table:table-cell table:style-name="ce43" office:value-type="string">
            <text:p><text:a xlink:href="http://search.digikey.com/us/en/products/DS3231S/DS3231S#-ND/1197574">DigiKey</text:a></text:p>
          </table:table-cell>
          <table:table-cell table:style-name="ce43" office:value-type="string">
            <text:p>DS3231S#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C, RTC</text:p>
          </table:table-cell>
          <table:table-cell table:style-name="ce43" office:value-type="string">
            <text:p>DS323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7.94">
            <text:p>$7.94</text:p>
          </table:table-cell>
          <table:table-cell table:style-name="ce61" table:formula="of:=[.L132]*[.M13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4">
          <table:table-cell table:style-name="ce29"/>
          <table:table-cell table:number-columns-repeated="1023"/>
        </table:table-row>
        <table:table-row table:style-name="ro4">
          <table:table-cell table:number-columns-repeated="9"/>
          <table:table-cell table:style-name="ce45"/>
          <table:table-cell table:style-name="ce42" office:value-type="string">
            <text:p>TOTAL</text:p>
          </table:table-cell>
          <table:table-cell table:style-name="ce51" table:formula="of:=SUM([.L94:.L133])" office:value-type="float" office:value="39">
            <text:p>39</text:p>
          </table:table-cell>
          <table:table-cell table:style-name="ce51"/>
          <table:table-cell table:style-name="ce51" table:formula="of:=SUM([.N94:.N133])" office:value-type="currency" office:currency="USD" office:value="12.5536">
            <text:p>$12.55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51" office:value-type="string">
            <text:p>GRAND TOTAL</text:p>
          </table:table-cell>
          <table:table-cell table:style-name="ce42"/>
          <table:table-cell table:style-name="ce51"/>
          <table:table-cell table:style-name="ce58"/>
          <table:table-cell table:style-name="ce51" table:formula="of:=[.N92]" office:value-type="currency" office:currency="USD" office:value="45.2679444444444">
            <text:p>$45.27</text:p>
          </table:table-cell>
          <table:table-cell table:number-columns-repeated="1010"/>
        </table:table-row>
        <table:table-row table:style-name="ro4" table:number-rows-repeated="1048209">
          <table:table-cell table:number-columns-repeated="1024"/>
        </table:table-row>
        <table:table-row table:style-name="ro6" table:number-rows-repeated="230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1" table:target-range-address="BoM_PCB.B4:BoM_PCB.F54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04/19/2012</text:date>, <text:time>17:4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9T17:47:44.93</dc:date>
    <dc:creator>Anool Mahidharia</dc:creator>
    <meta:generator>OpenOffice.org/3.3$Win32 OpenOffice.org_project/330m20$Build-9567</meta:generator>
    <meta:editing-duration>PT23H54M43S</meta:editing-duration>
    <meta:editing-cycles>99</meta:editing-cycles>
    <meta:document-statistic meta:table-count="3" meta:cell-count="2343" meta:object-count="0"/>
  </office:meta>
</office:document-meta>
</file>